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text-indent="0cm" style:auto-text-indent="false"/>
      <style:text-properties fo:color="#6a9955" loext:opacity="100%" style:font-name="Consolas" fo:font-size="10.5pt" fo:font-weight="normal" fo:background-color="#1f1f1f"/>
    </style:style>
    <style:style style:name="P2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3" style:family="paragraph" style:parent-style-name="Standard">
      <style:paragraph-properties style:line-height-at-least="0.503cm"/>
    </style:style>
    <style:style style:name="P4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T1" style:family="text">
      <style:text-properties fo:color="#c586c0" loext:opacity="100%"/>
    </style:style>
    <style:style style:name="T2" style:family="text">
      <style:text-properties fo:color="#4ec9b0" loext:opacity="100%"/>
    </style:style>
    <style:style style:name="T3" style:family="text">
      <style:text-properties fo:color="#dcdcaa" loext:opacity="100%"/>
    </style:style>
    <style:style style:name="T4" style:family="text">
      <style:text-properties fo:color="#4fc1ff" loext:opacity="100%"/>
    </style:style>
    <style:style style:name="T5" style:family="text">
      <style:text-properties fo:color="#d4d4d4" loext:opacity="100%"/>
    </style:style>
    <style:style style:name="T6" style:family="text">
      <style:text-properties fo:color="#ce9178" loext:opacity="100%"/>
    </style:style>
    <style:style style:name="T7" style:family="text">
      <style:text-properties fo:color="#569cd6" loext:opacity="100%"/>
    </style:style>
    <style:style style:name="T8" style:family="text">
      <style:text-properties fo:color="#4fc1ff" loext:opacity="100%" style:font-name="Consolas" fo:font-size="10.5pt" fo:font-weight="normal"/>
    </style:style>
    <style:style style:name="T9" style:family="text">
      <style:text-properties style:font-name="Consolas" fo:font-size="10.5pt" fo:font-weight="normal"/>
    </style:style>
    <style:style style:name="T10" style:family="text">
      <style:text-properties fo:color="#d4d4d4" loext:opacity="100%" style:font-name="Consolas" fo:font-size="10.5pt" fo:font-weight="normal"/>
    </style:style>
    <style:style style:name="T11" style:family="text">
      <style:text-properties fo:color="#dcdcaa" loext:opacity="100%" style:font-name="Consolas" fo:font-size="10.5pt" fo:font-weight="normal"/>
    </style:style>
    <style:style style:name="T12" style:family="text">
      <style:text-properties fo:color="#ce9178" loext:opacity="100%" style:font-name="Consolas" fo:font-size="10.5pt" fo:font-weight="normal"/>
    </style:style>
    <style:style style:name="T13" style:family="text">
      <style:text-properties fo:color="#b5cea8" loext:opacity="100%" style:font-name="Consolas" fo:font-size="10.5pt" fo:font-weight="normal"/>
    </style:style>
    <style:style style:name="T14" style:family="text">
      <style:text-properties fo:color="#9cdcfe" loext:opacity="100%"/>
    </style:style>
    <style:style style:name="T15" style:family="text">
      <style:text-properties fo:color="#9cdcfe" loext:opacity="100%" style:font-name="Consolas" fo:font-size="10.5pt" fo:font-weight="normal"/>
    </style:style>
    <style:style style:name="T16" style:family="text">
      <style:text-properties fo:color="#569cd6" loext:opacity="100%" style:font-name="Consolas" fo:font-size="10.5pt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 src/database.py</text:p>
      <text:p text:style-name="P2"><text:span text:style-name="T1">import</text:span> <text:span text:style-name="T2">os</text:span></text:p>
      <text:p text:style-name="P2"><text:span text:style-name="T1">from</text:span> <text:span text:style-name="T2">sqlalchemy</text:span> <text:span text:style-name="T1">import</text:span> <text:span text:style-name="T3">create_engine</text:span></text:p>
      <text:p text:style-name="P2"><text:span text:style-name="T1">from</text:span> <text:span text:style-name="T2">sqlalchemy</text:span>.<text:span text:style-name="T2">orm</text:span> <text:span text:style-name="T1">import</text:span> <text:span text:style-name="T2">sessionmaker</text:span></text:p>
      <text:p text:style-name="P3"/>
      <text:p text:style-name="P1"># 1. Leer DATABASE_URL (Railway la provee automáticamente)</text:p>
      <text:p text:style-name="P2"><text:span text:style-name="T4">DATABASE_URL</text:span> <text:span text:style-name="T5">=</text:span> <text:span text:style-name="T2">os</text:span>.<text:span text:style-name="T3">getenv</text:span>(<text:span text:style-name="T6">"DATABASE_URL"</text:span>)</text:p>
      <text:p text:style-name="P3"/>
      <text:p text:style-name="P1"># 2. Convertir de mysql:// a mysql+pymysql://</text:p>
      <text:p text:style-name="P2"><text:span text:style-name="T1">if</text:span> <text:span text:style-name="T4">DATABASE_URL</text:span> <text:span text:style-name="T7">and</text:span> <text:span text:style-name="T4">DATABASE_URL</text:span>.<text:span text:style-name="T3">startswith</text:span>(<text:span text:style-name="T6">"mysql://"</text:span>):</text:p>
      <text:p text:style-name="P4">    <text:span text:style-name="T8">DATABASE_URL</text:span><text:span text:style-name="T9"> </text:span><text:span text:style-name="T10">=</text:span><text:span text:style-name="T9"> </text:span><text:span text:style-name="T8">DATABASE_URL</text:span><text:span text:style-name="T9">.</text:span><text:span text:style-name="T11">replace</text:span><text:span text:style-name="T9">(</text:span><text:span text:style-name="T12">"mysql://"</text:span><text:span text:style-name="T9">, </text:span><text:span text:style-name="T12">"mysql+pymysql://"</text:span><text:span text:style-name="T9">, </text:span><text:span text:style-name="T13">1</text:span><text:span text:style-name="T9">)</text:span></text:p>
      <text:p text:style-name="P3"/>
      <text:p text:style-name="P1"># 3. Fallback para desarrollo local (sin .env, valores fijos)</text:p>
      <text:p text:style-name="P2"><text:span text:style-name="T1">if</text:span> <text:span text:style-name="T7">not</text:span> <text:span text:style-name="T4">DATABASE_URL</text:span>:</text:p>
      <text:p text:style-name="P4">    <text:span text:style-name="T8">DATABASE_URL</text:span><text:span text:style-name="T9"> </text:span><text:span text:style-name="T10">=</text:span><text:span text:style-name="T9"> </text:span><text:span text:style-name="T12">"mysql+pymysql://root@localhost:3306/kairosfin"</text:span></text:p>
      <text:p text:style-name="P3"/>
      <text:p text:style-name="P1"># 4. Log para debugging</text:p>
      <text:p text:style-name="P2"><text:span text:style-name="T3">print</text:span>(<text:span text:style-name="T7">f</text:span><text:span text:style-name="T6">"[INFO] Conectando a base de datos..."</text:span>)</text:p>
      <text:p text:style-name="P3"/>
      <text:p text:style-name="P1"># 5. Crear engine</text:p>
      <text:p text:style-name="P2"><text:span text:style-name="T14">engine</text:span> <text:span text:style-name="T5">=</text:span> <text:span text:style-name="T3">create_engine</text:span>(</text:p>
      <text:p text:style-name="P4">    <text:span text:style-name="T8">DATABASE_URL</text:span><text:span text:style-name="T9">,</text:span></text:p>
      <text:p text:style-name="P4">    <text:span text:style-name="T15">pool_pre_ping</text:span><text:span text:style-name="T10">=</text:span><text:span text:style-name="T16">True</text:span><text:span text:style-name="T9">,</text:span></text:p>
      <text:p text:style-name="P4">    <text:span text:style-name="T15">pool_recycle</text:span><text:span text:style-name="T10">=</text:span><text:span text:style-name="T13">3600</text:span><text:span text:style-name="T9">,</text:span></text:p>
      <text:p text:style-name="P4">    <text:span text:style-name="T15">echo</text:span><text:span text:style-name="T10">=</text:span><text:span text:style-name="T16">False</text:span></text:p>
      <text:p text:style-name="P2">)</text:p>
      <text:p text:style-name="P3"/>
      <text:p text:style-name="P2"><text:span text:style-name="T14">SessionLocal</text:span> <text:span text:style-name="T5">=</text:span> <text:span text:style-name="T2">sessionmaker</text:span>(</text:p>
      <text:p text:style-name="P4">    <text:span text:style-name="T15">autocommit</text:span><text:span text:style-name="T10">=</text:span><text:span text:style-name="T16">False</text:span><text:span text:style-name="T9">,</text:span></text:p>
      <text:p text:style-name="P4">    <text:span text:style-name="T15">autoflush</text:span><text:span text:style-name="T10">=</text:span><text:span text:style-name="T16">False</text:span><text:span text:style-name="T9">,</text:span></text:p>
      <text:p text:style-name="P4">    <text:span text:style-name="T15">bind</text:span><text:span text:style-name="T10">=</text:span><text:span text:style-name="T15">engine</text:span><text:span text:style-name="T9">,</text:span></text:p>
      <text:p text:style-name="P2">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4T15:09:19.980615900</meta:creation-date>
    <dc:date>2026-01-04T15:09:31.210415300</dc:date>
    <meta:editing-duration>PT13S</meta:editing-duration>
    <meta:editing-cycles>1</meta:editing-cycles>
    <meta:generator>LibreOffice/25.2.7.2$Windows_X86_64 LibreOffice_project/5cbfd1ab6520636bb5f7b99185aa69bd7456825d</meta:generator>
    <meta:document-statistic meta:table-count="0" meta:image-count="0" meta:object-count="0" meta:page-count="1" meta:paragraph-count="26" meta:word-count="85" meta:character-count="793" meta:non-whitespace-character-count="698"/>
  </office:meta>
</office:document-meta>
</file>